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1afc" officeooo:paragraph-rsid="00071afc"/>
    </style:style>
    <style:style style:name="P2" style:family="paragraph" style:parent-style-name="Standard">
      <style:paragraph-properties fo:text-align="center" style:justify-single-word="false"/>
      <style:text-properties officeooo:rsid="00071afc" officeooo:paragraph-rsid="00071afc"/>
    </style:style>
    <style:style style:name="P3" style:family="paragraph" style:parent-style-name="Standard">
      <style:text-properties fo:font-style="italic" officeooo:rsid="00071afc" officeooo:paragraph-rsid="00071afc" style:font-style-asian="italic" style:font-style-complex="italic"/>
    </style:style>
    <style:style style:name="P4" style:family="paragraph" style:parent-style-name="Standard">
      <style:text-properties officeooo:rsid="00080dde" officeooo:paragraph-rsid="00080dde"/>
    </style:style>
    <style:style style:name="P5" style:family="paragraph" style:parent-style-name="Standard">
      <style:text-properties officeooo:rsid="00080dde" officeooo:paragraph-rsid="000b2d69"/>
    </style:style>
    <style:style style:name="P6" style:family="paragraph" style:parent-style-name="Standard">
      <style:text-properties officeooo:rsid="00095f8a" officeooo:paragraph-rsid="00095f8a"/>
    </style:style>
    <style:style style:name="P7" style:family="paragraph" style:parent-style-name="Standard">
      <style:text-properties officeooo:rsid="000b2d69" officeooo:paragraph-rsid="000b2d69"/>
    </style:style>
    <style:style style:name="P8" style:family="paragraph" style:parent-style-name="Standard">
      <style:text-properties officeooo:rsid="000d0a74" officeooo:paragraph-rsid="000d0a74"/>
    </style:style>
    <style:style style:name="P9" style:family="paragraph" style:parent-style-name="Standard">
      <style:text-properties officeooo:rsid="000d0a74" officeooo:paragraph-rsid="000d0a74"/>
    </style:style>
    <style:style style:name="P10" style:family="paragraph" style:parent-style-name="Standard">
      <style:text-properties officeooo:rsid="000dea06" officeooo:paragraph-rsid="000dea06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officeooo:rsid="00071afc"/>
    </style:style>
    <style:style style:name="T2" style:family="text">
      <style:text-properties style:text-position="sub 58%"/>
    </style:style>
    <style:style style:name="T3" style:family="text">
      <style:text-properties officeooo:rsid="00095f8a"/>
    </style:style>
    <style:style style:name="T4" style:family="text">
      <style:text-properties style:text-position="super 58%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0b2d69"/>
    </style:style>
    <style:style style:name="T7" style:family="text">
      <style:text-properties officeooo:rsid="000d0a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ype Inhabita<text:span text:style-name="T6">tion</text:span> as Existence<text:line-break/>of Normal <text:span text:style-name="T1">Identity</text:span> Paths</text:p>
      <text:p text:style-name="P2">by Sven Nilsen, 2019</text:p>
      <text:p text:style-name="P1"/>
      <text:p text:style-name="P3">In this paper I show that type inhabita<text:span text:style-name="T6">tion</text:span> can be interpreted as the existence of normal identity paths.</text:p>
      <text:p text:style-name="P1"/>
      <text:p text:style-name="P1">The `∃?` operator returns `true` if a normal path<text:span text:style-name="T4"><text:reference-ref text:reference-format="text" text:ref-name="2">[2]</text:reference-ref></text:span> exists and `false` otherwise<text:span text:style-name="T4"><text:reference-ref text:reference-format="text" text:ref-name="1">[1]</text:reference-ref></text:span>:</text:p>
      <text:p text:style-name="P1"/>
      <text:p text:style-name="P1"><text:tab/>∃?f[g<text:span text:style-name="T2">i→n</text:span>] : bool</text:p>
      <text:p text:style-name="P1"/>
      <text:p text:style-name="P4">A symmetric path<text:span text:style-name="T4"><text:reference-ref text:reference-format="text" text:ref-name="2">[2]</text:reference-ref></text:span> of `f` by `id` is the same as `f`:</text:p>
      <text:p text:style-name="P4"/>
      <text:p text:style-name="P4"><text:tab/>f[id] &lt;=&gt; f</text:p>
      <text:p text:style-name="P4"/>
      <text:p text:style-name="P4">Therefore, the `<text:span text:style-name="T1">∃?</text:span>` operator can be interpreted as the existence of the normal identity path:</text:p>
      <text:p text:style-name="P4"/>
      <text:p text:style-name="P4"><text:tab/><text:span text:style-name="T1">∃?f</text:span>[id] &lt;=&gt; <text:span text:style-name="T1">∃?f</text:span></text:p>
      <text:p text:style-name="P5"/>
      <text:p text:style-name="P5">The normal identity path exists if and only if the type of `f` is inhabited<text:span text:style-name="T4"><text:reference-ref text:reference-format="text" text:ref-name="3">[3]</text:reference-ref></text:span>.</text:p>
      <text:p text:style-name="P5"/>
      <text:p text:style-name="P4">This works also when `f` is a constant <text:span text:style-name="T7">of some type `T`</text:span>:</text:p>
      <text:p text:style-name="P4"/>
      <text:p text:style-name="P4"><text:tab/>f[id] &lt;=&gt; <text:span text:style-name="T6">f[id → id] &lt;=&gt; </text:span>f[<text:span text:style-name="T6">unit</text:span> → id]</text:p>
      <text:p text:style-name="P4"/>
      <text:p text:style-name="P5"><text:tab/><text:span text:style-name="T1">∃?f</text:span>[id] <text:span text:style-name="T6">&lt;=&gt; ∃?</text:span>f[<text:span text:style-name="T6">unit</text:span> → id]<text:tab/><text:span text:style-name="T6">Existence of normal identity path of a constant is type inhabitation</text:span></text:p>
      <text:p text:style-name="P4"/>
      <text:p text:style-name="P4"><text:tab/>f : () → T<text:tab/><text:tab/><text:tab/><text:span text:style-name="T3">Constants can be thought of functions with zero arguments</text:span></text:p>
      <text:p text:style-name="P4"/>
      <text:p text:style-name="P7">When `f` is a constant, the `id` applied to the arguments `()` returns `()`, which is same as `unit`<text:span text:style-name="T4"><text:reference-ref text:reference-format="text" text:ref-name="4">[4]</text:reference-ref></text:span>.</text:p>
      <text:p text:style-name="P7">With other words, the arguments are erased while the output is not,<text:line-break/>so the normal path exists if and only if the value of `f` inhabits the type.</text:p>
      <text:p text:style-name="P4"/>
      <text:p text:style-name="P6">This means that the `<text:span text:style-name="T1">∃?</text:span>` operator <text:span text:style-name="T7">is</text:span> the same as checking for type inhabita<text:span text:style-name="T6">tion</text:span> <text:span text:style-name="T6">in general</text:span>.</text:p>
      <text:p text:style-name="P6"/>
      <text:h text:style-name="P11" text:outline-level="3">References:</text:h>
      <text:p text:style-name="P6"/>
      <text:p text:style-name="P6"><text:reference-mark-start text:name="1"/>[1]<text:reference-mark-end text:name="1"/><text:tab/>“Existence of Normal Paths”</text:p>
      <text:p text:style-name="P6"><text:tab/>Sven Nilsen, 2019</text:p>
      <text:p text:style-name="P6"><text:tab/><text:a xlink:type="simple" xlink:href="https://github.com/advancedresearch/path_semantics/blob/master/papers-wip/existence-of-normal-paths.pdf" text:style-name="Internet_20_link" text:visited-style-name="Visited_20_Internet_20_Link"><text:span text:style-name="T5">https://github.com/advancedresearch/path_semantics/blob/master/papers-wip/existence-of-normal-paths.pdf</text:span></text:a></text:p>
      <text:p text:style-name="P6"/>
      <text:p text:style-name="P6"><text:reference-mark-start text:name="2"/>[2]<text:reference-mark-end text:name="2"/><text:tab/>“Normal Paths”</text:p>
      <text:p text:style-name="P6"><text:tab/>Sven Nilsen, 2019</text:p>
      <text:p text:style-name="P6"><text:tab/><text:a xlink:type="simple" xlink:href="https://github.com/advancedresearch/path_semantics/blob/master/papers-wip/normal-paths.pdf" text:style-name="Internet_20_link" text:visited-style-name="Visited_20_Internet_20_Link"><text:span text:style-name="T5">https://github.com/advancedresearch/path_semantics/blob/master/papers-wip/normal-paths.pdf</text:span></text:a></text:p>
      <text:p text:style-name="P6"/>
      <text:p text:style-name="P8"><text:reference-mark-start text:name="3"/>[3]<text:reference-mark-end text:name="3"/><text:tab/>“Type inhabitation”</text:p>
      <text:p text:style-name="P8"><text:tab/>Wikipedia</text:p>
      <text:p text:style-name="P8"><text:tab/><text:a xlink:type="simple" xlink:href="https://en.wikipedia.org/wiki/Type_inhabitation" text:style-name="Internet_20_link" text:visited-style-name="Visited_20_Internet_20_Link"><text:span text:style-name="T5">https://en.wikipedia.org/wiki/Type_inhabitation</text:span></text:a></text:p>
      <text:p text:style-name="P8"/>
      <text:p text:style-name="P10"><text:reference-mark-start text:name="4"/>[4]<text:reference-mark-end text:name="4"/><text:tab/>“The Terminal Function &amp; Propositions of Irrelevance”</text:p>
      <text:p text:style-name="P10"><text:tab/>Sven Nilsen, 2017-2019</text:p>
      <text:p text:style-name="P10"><text:tab/><text:a xlink:type="simple" xlink:href="https://github.com/advancedresearch/path_semantics/blob/master/papers-wip/the-terminal-function-and-propositions-of-irrelevance.pdf" text:style-name="Internet_20_link" text:visited-style-name="Visited_20_Internet_20_Link"><text:span text:style-name="T5">https://github.com/advancedresearch/path_semantics/blob/master/papers-wip/the-terminal-function-and-propositions-of-irrelevance.pdf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23:51:23.166535000</meta:creation-date>
    <dc:date>2019-08-19T00:47:27.330707000</dc:date>
    <meta:editing-duration>PT8M11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0" meta:word-count="242" meta:character-count="1720" meta:non-whitespace-character-count="1492"/>
  </office:meta>
</office:document-meta>
</file>